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molov_Modul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1.368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201in" fo:break-before="auto" style:use-optimal-row-height="tru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Agade_27_s_20_Smolov_5f_Everyday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 style:data-style-name="N0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style:rotation-align="none"/>
    </style:style>
    <style:style style:name="ce16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 style:data-style-name="N0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fo:background-color="#b4c7dc" style:text-align-source="fix" style:repeat-content="false" fo:border="0.74pt solid #000000" style:rotation-align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860d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ffb66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style:rotation-align="none"/>
      <style:paragraph-properties fo:text-align="end" fo:margin-left="0in"/>
    </style:style>
    <style:style style:name="ce34" style:family="table-cell" style:parent-style-name="Default" style:data-style-name="N0">
      <style:table-cell-properties style:text-align-source="fix" style:repeat-content="false" style:rotation-align="none"/>
      <style:paragraph-properties fo:text-align="end" fo:margin-left="0in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decimal-number() and cell-content()&gt;=0" table:allow-empty-cell="true" table:base-cell-address="Parameters.I3">
          <table:error-message table:message-type="stop" table:display="true"/>
        </table:content-validation>
        <table:content-validation table:name="val2" table:condition="of:cell-content-is-in-list(&quot;Common&quot;;&quot;0.5&quot;;&quot;1&quot;;&quot;2.5&quot;;&quot;5&quot;)" table:allow-empty-cell="true" table:display-list="unsorted" table:base-cell-address="Parameters.C2">
          <table:error-message table:message-type="stop" table:display="true"/>
        </table:content-validation>
        <table:content-validation table:name="val3" table:condition="of:cell-content-is-in-list(&quot;4&quot;;&quot;7&quot;)" table:allow-empty-cell="true" table:display-list="unsorted" table:base-cell-address="Parameters.D2">
          <table:error-message table:message-type="stop" table:display="true"/>
        </table:content-validation>
        <table:content-validation table:name="val4" table:condition="of:cell-content-is-decimal-number() and cell-content()=0" table:allow-empty-cell="true" table:base-cell-address="Parameters.I4">
          <table:error-message table:message-type="stop" table:display="true"/>
        </table:content-validation>
      </table:content-validations>
      <table:table table:name="Agade's Smolov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Remove_Week" form:control-implementation="ooo:com.sun.star.form.component.CommandButton" xml:id="control1" form:id="control1" form:label="Remove_Week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Smolov_Module.Remove_Week?language=Basic&amp;location=document" xlink:type="simple"/>
              </office:event-listeners>
            </form:button>
            <form:button form:name="Add_Week" form:control-implementation="ooo:com.sun.star.form.component.CommandButton" xml:id="control2" form:id="control2" form:label="Add_Week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Smolov_Module.Add_Week?language=Basic&amp;location=document" xlink:type="simple"/>
              </office:event-listeners>
            </form:button>
            <form:button form:name="Export PNG" form:control-implementation="ooo:com.sun.star.form.component.CommandButton" xml:id="control3" form:id="control3" form:label="Export PNG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Smolov_Module.Export?language=Basic&amp;location=document" xlink:type="simple"/>
              </office:event-listeners>
            </form:button>
          </form:form>
        </office:forms>
        <table:shapes>
          <draw:control draw:z-index="0" draw:name="Control 2" draw:text-style-name="P1" svg:width="1.3677in" svg:height="0.3508in" svg:x="11.9472in" svg:y="0.7268in" draw:control="control1"/>
          <draw:control draw:z-index="1" draw:name="Control 1" draw:text-style-name="P1" svg:width="1.3677in" svg:height="0.3213in" svg:x="11.948in" svg:y="0.3949in" draw:control="control2"/>
          <draw:control draw:z-index="2" draw:name="Control 3" draw:text-style-name="P1" svg:width="1.3752in" svg:height="0.4067in" svg:x="11.9406in" svg:y="1.0799in" draw:control="control3"/>
        </table:shapes>
        <table:table-column table:style-name="co1" table:number-columns-repeated="8" table:default-cell-style-name="ce21"/>
        <table:table-column table:style-name="co2" table:number-columns-repeated="55" table:default-cell-style-name="Default"/>
        <table:table-row table:style-name="ro1">
          <table:table-cell table:style-name="ce1"/>
          <table:table-cell table:style-name="ce1" office:value-type="string" calcext:value-type="string">
            <text:p>1RM</text:p>
          </table:table-cell>
          <table:table-cell table:style-name="ce1" office:value-type="string" calcext:value-type="string">
            <text:p>Round To</text:p>
          </table:table-cell>
          <table:table-cell table:style-name="ce1" office:value-type="string" calcext:value-type="string">
            <text:p>Days Per Week</text:p>
          </table:table-cell>
          <table:table-cell table:style-name="ce15" office:value-type="string" calcext:value-type="string" table:number-columns-spanned="2" table:number-rows-spanned="1">
            <text:p>Notation: Sets x Reps Weight</text:p>
          </table:table-cell>
          <table:covered-table-cell table:style-name="ce17"/>
          <table:table-cell table:number-columns-repeated="57"/>
        </table:table-row>
        <table:table-row table:style-name="ro2">
          <table:table-cell table:style-name="ce2"/>
          <table:table-cell table:style-name="ce16" table:content-validation-name="val1" office:value-type="float" office:value="150" calcext:value-type="float">
            <text:p>150</text:p>
          </table:table-cell>
          <table:table-cell table:style-name="ce6" table:content-validation-name="val2" office:value-type="string" calcext:value-type="string">
            <text:p>Common</text:p>
          </table:table-cell>
          <table:table-cell table:style-name="ce13" table:content-validation-name="val3" office:value-type="float" office:value="4" calcext:value-type="float">
            <text:p>4</text:p>
          </table:table-cell>
          <table:table-cell table:number-columns-repeated="59"/>
        </table:table-row>
        <table:table-row table:style-name="ro3">
          <table:table-cell table:style-name="ce3" office:value-type="string" calcext:value-type="string">
            <text:p>Week</text:p>
          </table:table-cell>
          <table:table-cell table:style-name="ce7" office:value-type="string" calcext:value-type="string">
            <text:p>Mon</text:p>
          </table:table-cell>
          <table:table-cell table:style-name="ce7" office:value-type="string" calcext:value-type="string">
            <text:p>Tue</text:p>
          </table:table-cell>
          <table:table-cell table:style-name="ce7" office:value-type="string" calcext:value-type="string">
            <text:p>Wed</text:p>
          </table:table-cell>
          <table:table-cell table:style-name="ce7" office:value-type="string" calcext:value-type="string">
            <text:p>Thu</text:p>
          </table:table-cell>
          <table:table-cell table:style-name="ce7" office:value-type="string" calcext:value-type="string">
            <text:p>Fri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Sun</text:p>
          </table:table-cell>
          <table:table-cell table:style-name="ce1" office:value-type="string" calcext:value-type="string">
            <text:p>Increase %</text:p>
          </table:table-cell>
          <table:table-cell table:number-columns-repeated="5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F([Parameters.B$2]&lt;&gt;&quot;&quot;;CONCATENATE([Parameters.B$2];&quot; &quot;;LOADABLE([.$B$2]*[Parameters.B$1]*PRODUCT(1+[.$I$4:.$I4]/100);[.$C$2]));&quot;&quot;)" office:value-type="string" office:string-value="4x9 105" calcext:value-type="string">
            <text:p>4x9 105</text:p>
          </table:table-cell>
          <table:table-cell table:style-name="ce8" table:number-matrix-columns-spanned="1" table:number-matrix-rows-spanned="1" table:formula="of:=IF([Parameters.C$2]&lt;&gt;&quot;&quot;;CONCATENATE([Parameters.C$2];&quot; &quot;;LOADABLE([.$B$2]*[Parameters.C$1]*PRODUCT(1+[.$I$4:.$I4]/100);[.$C$2]));&quot;&quot;)">
            <text:p/>
          </table:table-cell>
          <table:table-cell table:style-name="ce8" table:number-matrix-columns-spanned="1" table:number-matrix-rows-spanned="1" table:formula="of:=IF([Parameters.D$2]&lt;&gt;&quot;&quot;;CONCATENATE([Parameters.D$2];&quot; &quot;;LOADABLE([.$B$2]*[Parameters.D$1]*PRODUCT(1+[.$I$4:.$I4]/100);[.$C$2]));&quot;&quot;)" office:value-type="string" office:string-value="5x7 112.5" calcext:value-type="string">
            <text:p>5x7 112.5</text:p>
          </table:table-cell>
          <table:table-cell table:style-name="ce8" table:number-matrix-columns-spanned="1" table:number-matrix-rows-spanned="1" table:formula="of:=IF([Parameters.E$2]&lt;&gt;&quot;&quot;;CONCATENATE([Parameters.E$2];&quot; &quot;;LOADABLE([.$B$2]*[Parameters.E$1]*PRODUCT(1+[.$I$4:.$I4]/100);[.$C$2]));&quot;&quot;)">
            <text:p/>
          </table:table-cell>
          <table:table-cell table:style-name="ce8" table:number-matrix-columns-spanned="1" table:number-matrix-rows-spanned="1" table:formula="of:=IF([Parameters.F$2]&lt;&gt;&quot;&quot;;CONCATENATE([Parameters.F$2];&quot; &quot;;LOADABLE([.$B$2]*[Parameters.F$1]*PRODUCT(1+[.$I$4:.$I4]/100);[.$C$2]));&quot;&quot;)" office:value-type="string" office:string-value="7x5 120" calcext:value-type="string">
            <text:p>7x5 120</text:p>
          </table:table-cell>
          <table:table-cell table:style-name="ce8" table:number-matrix-columns-spanned="1" table:number-matrix-rows-spanned="1" table:formula="of:=IF([Parameters.G$2]&lt;&gt;&quot;&quot;;CONCATENATE([Parameters.G$2];&quot; &quot;;LOADABLE([.$B$2]*[Parameters.G$1]*PRODUCT(1+[.$I$4:.$I4]/100);[.$C$2]));&quot;&quot;)" office:value-type="string" office:string-value="10x3 127.5" calcext:value-type="string">
            <text:p>10x3 127.5</text:p>
          </table:table-cell>
          <table:table-cell table:style-name="ce8" table:number-matrix-columns-spanned="1" table:number-matrix-rows-spanned="1" table:formula="of:=IF([Parameters.H$2]&lt;&gt;&quot;&quot;;CONCATENATE([Parameters.H$2];&quot; &quot;;LOADABLE([.$B$2]*[Parameters.H$1]*PRODUCT(1+[.$I$4:.$I4]/100);[.$C$2]));&quot;&quot;)">
            <text:p/>
          </table:table-cell>
          <table:table-cell table:style-name="ce30" table:content-validation-name="val4" office:value-type="float" office:value="0" calcext:value-type="float">
            <text:p>0</text:p>
          </table:table-cell>
          <table:table-cell table:number-columns-repeated="54"/>
        </table:table-row>
        <table:table-row table:style-name="ro2">
          <table:table-cell table:style-name="ce4" table:formula="of:=[.$A4]+1" office:value-type="float" office:value="2" calcext:value-type="float">
            <text:p>2</text:p>
          </table:table-cell>
          <table:table-cell table:style-name="ce8" table:number-matrix-columns-spanned="1" table:number-matrix-rows-spanned="1" table:formula="of:=IF([Parameters.B$2]&lt;&gt;&quot;&quot;;CONCATENATE([Parameters.B$2];&quot; &quot;;LOADABLE([.$B$2]*[Parameters.B$1]*PRODUCT(1+[.$I$4:.$I5]/100);[.$C$2]));&quot;&quot;)" office:value-type="string" office:string-value="4x9 113" calcext:value-type="string">
            <text:p>4x9 113</text:p>
          </table:table-cell>
          <table:table-cell table:style-name="ce8" table:number-matrix-columns-spanned="1" table:number-matrix-rows-spanned="1" table:formula="of:=IF([Parameters.C$2]&lt;&gt;&quot;&quot;;CONCATENATE([Parameters.C$2];&quot; &quot;;LOADABLE([.$B$2]*[Parameters.C$1]*PRODUCT(1+[.$I$4:.$I5]/100);[.$C$2]));&quot;&quot;)">
            <text:p/>
          </table:table-cell>
          <table:table-cell table:style-name="ce8" table:number-matrix-columns-spanned="1" table:number-matrix-rows-spanned="1" table:formula="of:=IF([Parameters.D$2]&lt;&gt;&quot;&quot;;CONCATENATE([Parameters.D$2];&quot; &quot;;LOADABLE([.$B$2]*[Parameters.D$1]*PRODUCT(1+[.$I$4:.$I5]/100);[.$C$2]));&quot;&quot;)" office:value-type="string" office:string-value="5x7 121" calcext:value-type="string">
            <text:p>5x7 121</text:p>
          </table:table-cell>
          <table:table-cell table:style-name="ce8" table:number-matrix-columns-spanned="1" table:number-matrix-rows-spanned="1" table:formula="of:=IF([Parameters.E$2]&lt;&gt;&quot;&quot;;CONCATENATE([Parameters.E$2];&quot; &quot;;LOADABLE([.$B$2]*[Parameters.E$1]*PRODUCT(1+[.$I$4:.$I5]/100);[.$C$2]));&quot;&quot;)">
            <text:p/>
          </table:table-cell>
          <table:table-cell table:style-name="ce8" table:number-matrix-columns-spanned="1" table:number-matrix-rows-spanned="1" table:formula="of:=IF([Parameters.F$2]&lt;&gt;&quot;&quot;;CONCATENATE([Parameters.F$2];&quot; &quot;;LOADABLE([.$B$2]*[Parameters.F$1]*PRODUCT(1+[.$I$4:.$I5]/100);[.$C$2]));&quot;&quot;)" office:value-type="string" office:string-value="7x5 129" calcext:value-type="string">
            <text:p>7x5 129</text:p>
          </table:table-cell>
          <table:table-cell table:style-name="ce8" table:number-matrix-columns-spanned="1" table:number-matrix-rows-spanned="1" table:formula="of:=IF([Parameters.G$2]&lt;&gt;&quot;&quot;;CONCATENATE([Parameters.G$2];&quot; &quot;;LOADABLE([.$B$2]*[Parameters.G$1]*PRODUCT(1+[.$I$4:.$I5]/100);[.$C$2]));&quot;&quot;)" office:value-type="string" office:string-value="10x3 137" calcext:value-type="string">
            <text:p>10x3 137</text:p>
          </table:table-cell>
          <table:table-cell table:style-name="ce8" table:number-matrix-columns-spanned="1" table:number-matrix-rows-spanned="1" table:formula="of:=IF([Parameters.H$2]&lt;&gt;&quot;&quot;;CONCATENATE([Parameters.H$2];&quot; &quot;;LOADABLE([.$B$2]*[Parameters.H$1]*PRODUCT(1+[.$I$4:.$I5]/100);[.$C$2]));&quot;&quot;)">
            <text:p/>
          </table:table-cell>
          <table:table-cell table:style-name="ce16" table:content-validation-name="val1" office:value-type="float" office:value="7.5" calcext:value-type="float">
            <text:p>7.5</text:p>
          </table:table-cell>
          <table:table-cell table:number-columns-repeated="54"/>
        </table:table-row>
        <table:table-row table:style-name="ro4">
          <table:table-cell table:style-name="ce4" table:formula="of:=[.$A5]+1" office:value-type="float" office:value="3" calcext:value-type="float">
            <text:p>3</text:p>
          </table:table-cell>
          <table:table-cell table:style-name="ce8" table:number-matrix-columns-spanned="1" table:number-matrix-rows-spanned="1" table:formula="of:=IF([Parameters.B$2]&lt;&gt;&quot;&quot;;CONCATENATE([Parameters.B$2];&quot; &quot;;LOADABLE([.$B$2]*[Parameters.B$1]*PRODUCT(1+[.$I$4:.$I6]/100);[.$C$2]));&quot;&quot;)" office:value-type="string" office:string-value="4x9 117" calcext:value-type="string">
            <text:p>4x9 117</text:p>
          </table:table-cell>
          <table:table-cell table:style-name="ce8" table:number-matrix-columns-spanned="1" table:number-matrix-rows-spanned="1" table:formula="of:=IF([Parameters.C$2]&lt;&gt;&quot;&quot;;CONCATENATE([Parameters.C$2];&quot; &quot;;LOADABLE([.$B$2]*[Parameters.C$1]*PRODUCT(1+[.$I$4:.$I6]/100);[.$C$2]));&quot;&quot;)">
            <text:p/>
          </table:table-cell>
          <table:table-cell table:style-name="ce8" table:number-matrix-columns-spanned="1" table:number-matrix-rows-spanned="1" table:formula="of:=IF([Parameters.D$2]&lt;&gt;&quot;&quot;;CONCATENATE([Parameters.D$2];&quot; &quot;;LOADABLE([.$B$2]*[Parameters.D$1]*PRODUCT(1+[.$I$4:.$I6]/100);[.$C$2]));&quot;&quot;)" office:value-type="string" office:string-value="5x7 125" calcext:value-type="string">
            <text:p>5x7 125</text:p>
          </table:table-cell>
          <table:table-cell table:style-name="ce8" table:number-matrix-columns-spanned="1" table:number-matrix-rows-spanned="1" table:formula="of:=IF([Parameters.E$2]&lt;&gt;&quot;&quot;;CONCATENATE([Parameters.E$2];&quot; &quot;;LOADABLE([.$B$2]*[Parameters.E$1]*PRODUCT(1+[.$I$4:.$I6]/100);[.$C$2]));&quot;&quot;)">
            <text:p/>
          </table:table-cell>
          <table:table-cell table:style-name="ce8" table:number-matrix-columns-spanned="1" table:number-matrix-rows-spanned="1" table:formula="of:=IF([Parameters.F$2]&lt;&gt;&quot;&quot;;CONCATENATE([Parameters.F$2];&quot; &quot;;LOADABLE([.$B$2]*[Parameters.F$1]*PRODUCT(1+[.$I$4:.$I6]/100);[.$C$2]));&quot;&quot;)" office:value-type="string" office:string-value="7x5 134" calcext:value-type="string">
            <text:p>7x5 134</text:p>
          </table:table-cell>
          <table:table-cell table:style-name="ce8" table:number-matrix-columns-spanned="1" table:number-matrix-rows-spanned="1" table:formula="of:=IF([Parameters.G$2]&lt;&gt;&quot;&quot;;CONCATENATE([Parameters.G$2];&quot; &quot;;LOADABLE([.$B$2]*[Parameters.G$1]*PRODUCT(1+[.$I$4:.$I6]/100);[.$C$2]));&quot;&quot;)" office:value-type="string" office:string-value="10x3 142" calcext:value-type="string">
            <text:p>10x3 142</text:p>
          </table:table-cell>
          <table:table-cell table:style-name="ce8" table:number-matrix-columns-spanned="1" table:number-matrix-rows-spanned="1" table:formula="of:=IF([Parameters.H$2]&lt;&gt;&quot;&quot;;CONCATENATE([Parameters.H$2];&quot; &quot;;LOADABLE([.$B$2]*[Parameters.H$1]*PRODUCT(1+[.$I$4:.$I6]/100);[.$C$2]));&quot;&quot;)">
            <text:p/>
          </table:table-cell>
          <table:table-cell table:style-name="ce16" table:content-validation-name="val1" office:value-type="float" office:value="3.75" calcext:value-type="float">
            <text:p>3.75</text:p>
          </table:table-cell>
          <table:table-cell table:number-columns-repeated="54"/>
        </table:table-row>
        <table:table-row table:style-name="ro4">
          <table:table-cell table:style-name="ce2" office:value-type="string" calcext:value-type="string">
            <text:p>Deload</text:p>
          </table:table-cell>
          <table:table-cell table:style-name="ce9" table:formula="of:=IF([Parameters.B$1]&lt;&gt;&quot;&quot;;&quot;rest&quot;;&quot;&quot;)" office:value-type="string" office:string-value="rest" calcext:value-type="string">
            <text:p>rest</text:p>
          </table:table-cell>
          <table:table-cell table:style-name="ce9" table:formula="of:=IF([Parameters.C$1]&lt;&gt;&quot;&quot;;&quot;rest&quot;;&quot;&quot;)">
            <text:p/>
          </table:table-cell>
          <table:table-cell table:style-name="ce9" table:formula="of:=IF([Parameters.D$1]&lt;&gt;&quot;&quot;;&quot;rest&quot;;&quot;&quot;)" office:value-type="string" office:string-value="rest" calcext:value-type="string">
            <text:p>rest</text:p>
          </table:table-cell>
          <table:table-cell table:style-name="ce9" table:formula="of:=IF([Parameters.E$1]&lt;&gt;&quot;&quot;;&quot;rest&quot;;&quot;&quot;)">
            <text:p/>
          </table:table-cell>
          <table:table-cell table:style-name="ce18" office:value-type="string" calcext:value-type="string">
            <text:p>1RM test</text:p>
          </table:table-cell>
          <table:table-cell table:style-name="ce9" table:number-columns-repeated="2"/>
          <table:table-cell table:number-columns-repeated="55"/>
        </table:table-row>
        <table:table-row table:style-name="ro5">
          <table:table-cell table:style-name="Default" table:number-columns-repeated="8"/>
          <table:table-cell table:number-columns-repeated="55"/>
        </table:table-row>
        <table:table-row table:style-name="ro5">
          <table:table-cell table:number-columns-repeated="63"/>
        </table:table-row>
        <table:table-row table:style-name="ro5" table:number-rows-repeated="5">
          <table:table-cell table:style-name="Default" table:number-columns-repeated="8"/>
          <table:table-cell table:number-columns-repeated="55"/>
        </table:table-row>
        <table:table-row table:style-name="ro5">
          <table:table-cell table:number-columns-repeated="63"/>
        </table:table-row>
        <table:table-row table:style-name="ro6" table:number-rows-repeated="1048560">
          <table:table-cell table:number-columns-repeated="63"/>
        </table:table-row>
        <table:table-row table:style-name="ro6">
          <table:table-cell table:number-columns-repeated="63"/>
        </table:table-row>
      </table:table>
      <table:table table:name="Parameters" table:style-name="ta2">
        <table:table-column table:style-name="co3" table:default-cell-style-name="ce21"/>
        <table:table-column table:style-name="co3" table:default-cell-style-name="ce33"/>
        <table:table-column table:style-name="co3" table:default-cell-style-name="ce34"/>
        <table:table-column table:style-name="co3" table:default-cell-style-name="ce33"/>
        <table:table-column table:style-name="co3" table:default-cell-style-name="ce34"/>
        <table:table-column table:style-name="co3" table:number-columns-repeated="2" table:default-cell-style-name="ce33"/>
        <table:table-column table:style-name="co3" table:default-cell-style-name="ce34"/>
        <table:table-row table:style-name="ro6">
          <table:table-cell office:value-type="string" calcext:value-type="string">
            <text:p>Percentage</text:p>
          </table:table-cell>
          <table:table-cell office:value-type="float" office:value="0.7" calcext:value-type="float">
            <text:p>0.7</text:p>
          </table:table-cell>
          <table:table-cell table:formula="of:=IF(['Agade''s Smolov'.$D$2]=7;0.75;&quot;&quot;)">
            <text:p/>
          </table:table-cell>
          <table:table-cell office:value-type="float" office:value="0.75" calcext:value-type="float">
            <text:p>0.75</text:p>
          </table:table-cell>
          <table:table-cell table:formula="of:=IF(['Agade''s Smolov'.$D$2]=7;0.8;&quot;&quot;)">
            <text:p/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table:formula="of:=IF(['Agade''s Smolov'.$D$2]=7;0.85;&quot;&quot;)">
            <text:p/>
          </table:table-cell>
        </table:table-row>
        <table:table-row table:style-name="ro6">
          <table:table-cell office:value-type="string" calcext:value-type="string">
            <text:p>Set &amp; Reps</text:p>
          </table:table-cell>
          <table:table-cell office:value-type="string" calcext:value-type="string">
            <text:p>4x9</text:p>
          </table:table-cell>
          <table:table-cell table:style-name="ce33" table:formula="of:=IF(['Agade''s Smolov'.$D$2]=7;&quot;2x7&quot;;&quot;&quot;)">
            <text:p/>
          </table:table-cell>
          <table:table-cell table:formula="of:=IF(['Agade''s Smolov'.$D$2]=7;&quot;3x7&quot;;&quot;5x7&quot;)" office:value-type="string" office:string-value="5x7" calcext:value-type="string">
            <text:p>5x7</text:p>
          </table:table-cell>
          <table:table-cell table:style-name="ce33" table:formula="of:=IF(['Agade''s Smolov'.$D$2]=7;&quot;3x5&quot;;&quot;&quot;)">
            <text:p/>
          </table:table-cell>
          <table:table-cell table:formula="of:=IF(['Agade''s Smolov'.$D$2]=7;&quot;4x5&quot;;&quot;7x5&quot;)" office:value-type="string" office:string-value="7x5" calcext:value-type="string">
            <text:p>7x5</text:p>
          </table:table-cell>
          <table:table-cell table:formula="of:=IF(['Agade''s Smolov'.$D$2]=7;&quot;5x3&quot;;&quot;10x3&quot;)" office:value-type="string" office:string-value="10x3" calcext:value-type="string">
            <text:p>10x3</text:p>
          </table:table-cell>
          <table:table-cell table:style-name="ce33" table:formula="of:=IF(['Agade''s Smolov'.$D$2]=7;&quot;5x3&quot;;&quot;&quot;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-pages="1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/00/0000</text:date>, <text:time style:data-style-name="N2" text:time-value="20:38:19.59611081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gade_27_s_20_Smolov" style:display-name="PageStyle_Agade's Smolov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Agade_27_s_20_Smolov_5f_Everyday" style:display-name="PageStyle_Agade's Smolov_Everyday" style:page-layout-name="Mpm4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molov" style:display-name="PageStyle_Smolov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molov_20_Base_20_Cycle" style:display-name="PageStyle_Smolov Base Cycl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molov_20_Jr" style:display-name="PageStyle_Smolov Jr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molov_20_Intro_2b_Base_20_Cycle" style:display-name="PageStyle_Smolov Intro+Base Cycl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2-01-12T22:31:04.511269038</dc:date>
    <meta:editing-cycles>344</meta:editing-cycles>
    <meta:editing-duration>PT22H28M42S</meta:editing-duration>
    <meta:generator>LibreOffice/7.2.5.2$Linux_X86_64 LibreOffice_project/20$Build-2</meta:generator>
    <meta:document-statistic meta:table-count="2" meta:cell-count="65" meta:object-count="3"/>
    <meta:user-defined meta:name="AppVersion">15.0000</meta:user-defined>
  </office:meta>
</office:document-meta>
</file>

<file path=Basic/Standard/Smolov_Module.xml><?xml version="1.0" encoding="utf-8"?>
<!DOCTYPE module  PUBLIC '-//OpenOffice.org//DTD OfficeDocument 1.0//EN'  'module.dtd'>
<script:module xmlns:script="http://openoffice.org/2000/script" script:name="Smolov_Module" script:language="StarBasic" script:moduleType="normal">REM  *****  BASIC  *****

Function GetCurrentFolder
    sUrl = ThisComponent.getURL()
    sParts = Split(sUrl, "/")
    ReDim Preserve sParts(0 to UBound(sParts) - 1)
    GetCurrentFolder = Join(sParts, "/")
End Function

Function LOADABLE(weight,mode)
	IF mode&lt;&gt;"Common" THEN
		FCalc = CreateUnoService("com.sun.star.sheet.FunctionAccess")
		Dim Params(1) As Variant
		Params(0)=weight
		Params(1)=mode
		LOADABLE=FCalc.callFunction("MROUND",Params())
	ELSE
		SubTen=weight
		While SubTen&gt;10
			SubTen=SubTen-10
		Wend
		LET Main_Weight=weight-SubTen
		DIM possible(12) AS DOUBLE
		possible(0) = 1
		possible(1) = 2
		possible(2) = 2.5
		possible(3) = 3
		possible(4) = 4
		possible(5) = 5
		possible(6) = 6
		possible(7) = 7
		possible(8) = 7.5
		possible(9) = 8
		possible(10) = 9
		possible(11) = 10
		lowestDiff=999
		lowest_idx=0
		For i=0 To 12
			diff = ABS(possible(i)-SubTen)
			IF diff&lt;lowestDiff THEN
				lowestDiff=diff
				lowest_idx=i
			END IF
		Next
		LOADABLE = Main_weight+possible(lowest_idx)
	END IF
End Function


sub Expor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0) as new com.sun.star.beans.PropertyValue
args2(0).Name = "By"
args2(0).Value = 1

dispatcher.executeDispatch(document, ".uno:GoDownToEndOfDataSel", "", 0, args2())

rem ----------------------------------------------------------------------
dim args3(0) as new com.sun.star.beans.PropertyValue
args3(0).Name = "By"
args3(0).Value = 1

dispatcher.executeDispatch(document, ".uno:GoDownToEndOfDataSel", "", 0, args3())

rem ----------------------------------------------------------------------
dim args4(0) as new com.sun.star.beans.PropertyValue
args4(0).Name = "By"
args4(0).Value = 1

dispatcher.executeDispatch(document, ".uno:GoRightSel", "", 0, args4())

rem ----------------------------------------------------------------------
dim args5(0) as new com.sun.star.beans.PropertyValue
args5(0).Name = "By"
args5(0).Value = 1

dispatcher.executeDispatch(document, ".uno:GoRightSel", "", 0, args5())

rem ----------------------------------------------------------------------
dim args6(0) as new com.sun.star.beans.PropertyValue
args6(0).Name = "By"
args6(0).Value = 1

dispatcher.executeDispatch(document, ".uno:GoRightSel", "", 0, args6())

rem ----------------------------------------------------------------------
dim args7(0) as new com.sun.star.beans.PropertyValue
args7(0).Name = "By"
args7(0).Value = 1

dispatcher.executeDispatch(document, ".uno:GoRightSel", "", 0, args7())

rem ----------------------------------------------------------------------
dim args8(0) as new com.sun.star.beans.PropertyValue
args8(0).Name = "By"
args8(0).Value = 1

dispatcher.executeDispatch(document, ".uno:GoRightSel", "", 0, args8())

rem ----------------------------------------------------------------------
dim args9(0) as new com.sun.star.beans.PropertyValue
args9(0).Name = "By"
args9(0).Value = 1

dispatcher.executeDispatch(document, ".uno:GoRightSel", "", 0, args9())

rem ----------------------------------------------------------------------
dim args10(0) as new com.sun.star.beans.PropertyValue
args10(0).Name = "By"
args10(0).Value = 1

dispatcher.executeDispatch(document, ".uno:GoRightSel", "", 0, args10())

rem ----------------------------------------------------------------------
dim args11(0) as new com.sun.star.beans.PropertyValue
args11(0).Name = "By"
args11(0).Value = 1

dispatcher.executeDispatch(document, ".uno:GoRightSel", "", 0, args11())

rem ----------------------------------------------------------------------
dim args12(3) as new com.sun.star.beans.PropertyValue

args12(0).Name = "URL"
args12(0).Value = GetCurrentFolder()&amp;"/Agade_Smolov.png"
args12(1).Name = "FilterName"
args12(1).Value = "calc_png_Export"
args12(2).Name = "FilterData"
args12(2).Value = Array(Array("Compression",0,9,com.sun.star.beans.PropertyState.DIRECT_VALUE),Array("Interlaced",0,1,com.sun.star.beans.PropertyState.DIRECT_VALUE),Array("Translucent",0,1,com.sun.star.beans.PropertyState.DIRECT_VALUE),Array("PixelWidth",0,1146,com.sun.star.beans.PropertyState.DIRECT_VALUE),Array("PixelHeight",0,159,com.sun.star.beans.PropertyState.DIRECT_VALUE),Array("LogicalWidth",0,30317,com.sun.star.beans.PropertyState.DIRECT_VALUE),Array("LogicalHeight",0,4206,com.sun.star.beans.PropertyState.DIRECT_VALUE))
args12(3).Name = "SelectionOnly"
args12(3).Value = true

dispatcher.executeDispatch(document, ".uno:ExportTo", "", 0, args12())


end sub

sub Add_Wee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1) as new com.sun.star.beans.PropertyValue
args2(0).Name = "By"
args2(0).Value = 1
args2(1).Name = "Sel"
args2(1).Value = false

dispatcher.executeDispatch(document, ".uno:GoDownToEndOfData", "", 0, args2())

rem ----------------------------------------------------------------------
dim args3(1) as new com.sun.star.beans.PropertyValue
args3(0).Name = "By"
args3(0).Value = 1
args3(1).Name = "Sel"
args3(1).Value = false

dispatcher.executeDispatch(document, ".uno:GoDownToEndOfData", "", 0, args3())

rem ----------------------------------------------------------------------
dim args4(0) as new com.sun.star.beans.PropertyValue
args4(0).Name = "By"
args4(0).Value = 1

dispatcher.executeDispatch(document, ".uno:GoRightSel", "", 0, args4())

rem ----------------------------------------------------------------------
dim args5(0) as new com.sun.star.beans.PropertyValue
args5(0).Name = "By"
args5(0).Value = 1

dispatcher.executeDispatch(document, ".uno:GoRightSel", "", 0, args5())

rem ----------------------------------------------------------------------
dim args6(0) as new com.sun.star.beans.PropertyValue
args6(0).Name = "By"
args6(0).Value = 1

dispatcher.executeDispatch(document, ".uno:GoRightSel", "", 0, args6())

rem ----------------------------------------------------------------------
dim args7(0) as new com.sun.star.beans.PropertyValue
args7(0).Name = "By"
args7(0).Value = 1

dispatcher.executeDispatch(document, ".uno:GoRightSel", "", 0, args7())

rem ----------------------------------------------------------------------
dim args8(0) as new com.sun.star.beans.PropertyValue
args8(0).Name = "By"
args8(0).Value = 1

dispatcher.executeDispatch(document, ".uno:GoRightSel", "", 0, args8())

rem ----------------------------------------------------------------------
dim args9(0) as new com.sun.star.beans.PropertyValue
args9(0).Name = "By"
args9(0).Value = 1

dispatcher.executeDispatch(document, ".uno:GoRightSel", "", 0, args9())

rem ----------------------------------------------------------------------
dim args10(0) as new com.sun.star.beans.PropertyValue
args10(0).Name = "By"
args10(0).Value = 1

dispatcher.executeDispatch(document, ".uno:GoRightSel", "", 0, args10())

rem ----------------------------------------------------------------------
dispatcher.executeDispatch(document, ".uno:Cut", "", 0, Array())

rem ----------------------------------------------------------------------
dim args12(1) as new com.sun.star.beans.PropertyValue
args12(0).Name = "By"
args12(0).Value = 1
args12(1).Name = "Sel"
args12(1).Value = false

dispatcher.executeDispatch(document, ".uno:GoDown", "", 0, args12())

rem ----------------------------------------------------------------------
dispatcher.executeDispatch(document, ".uno:Paste", "", 0, Array())

rem ----------------------------------------------------------------------
dim args14(1) as new com.sun.star.beans.PropertyValue
args14(0).Name = "By"
args14(0).Value = 1
args14(1).Name = "Sel"
args14(1).Value = false

dispatcher.executeDispatch(document, ".uno:GoUp", "", 0, args14())

rem ----------------------------------------------------------------------
dim args15(1) as new com.sun.star.beans.PropertyValue
args15(0).Name = "By"
args15(0).Value = 1
args15(1).Name = "Sel"
args15(1).Value = false

dispatcher.executeDispatch(document, ".uno:GoUp", "", 0, args15())

rem ----------------------------------------------------------------------
dim args16(0) as new com.sun.star.beans.PropertyValue
args16(0).Name = "By"
args16(0).Value = 1

dispatcher.executeDispatch(document, ".uno:GoRightSel", "", 0, args16())

rem ----------------------------------------------------------------------
dim args17(0) as new com.sun.star.beans.PropertyValue
args17(0).Name = "By"
args17(0).Value = 1

dispatcher.executeDispatch(document, ".uno:GoRightSel", "", 0, args17())

rem ----------------------------------------------------------------------
dim args18(0) as new com.sun.star.beans.PropertyValue
args18(0).Name = "By"
args18(0).Value = 1

dispatcher.executeDispatch(document, ".uno:GoRightSel", "", 0, args18())

rem ----------------------------------------------------------------------
dim args19(0) as new com.sun.star.beans.PropertyValue
args19(0).Name = "By"
args19(0).Value = 1

dispatcher.executeDispatch(document, ".uno:GoRightSel", "", 0, args19())

rem ----------------------------------------------------------------------
dim args20(0) as new com.sun.star.beans.PropertyValue
args20(0).Name = "By"
args20(0).Value = 1

dispatcher.executeDispatch(document, ".uno:GoRightSel", "", 0, args20())

rem ----------------------------------------------------------------------
dim args21(0) as new com.sun.star.beans.PropertyValue
args21(0).Name = "By"
args21(0).Value = 1

dispatcher.executeDispatch(document, ".uno:GoRightSel", "", 0, args21())

rem ----------------------------------------------------------------------
dim args22(0) as new com.sun.star.beans.PropertyValue
args22(0).Name = "By"
args22(0).Value = 1

dispatcher.executeDispatch(document, ".uno:GoRightSel", "", 0, args22())

rem ----------------------------------------------------------------------
dim args23(0) as new com.sun.star.beans.PropertyValue
args23(0).Name = "By"
args23(0).Value = 1

dispatcher.executeDispatch(document, ".uno:GoRightSel", "", 0, args23())

rem ----------------------------------------------------------------------
dispatcher.executeDispatch(document, ".uno:Copy", "", 0, Array())

rem ----------------------------------------------------------------------
dim args25(1) as new com.sun.star.beans.PropertyValue
args25(0).Name = "By"
args25(0).Value = 1
args25(1).Name = "Sel"
args25(1).Value = false

dispatcher.executeDispatch(document, ".uno:GoDown", "", 0, args25())

rem ----------------------------------------------------------------------
dispatcher.executeDispatch(document, ".uno:Paste", "", 0, Array())

rem ----------------------------------------------------------------------
dim args27(0) as new com.sun.star.beans.PropertyValue
args27(0).Name = "Sel"
args27(0).Value = false

dispatcher.executeDispatch(document, ".uno:GoToStart", "", 0, args27())


end sub

sub Remove_Wee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1) as new com.sun.star.beans.PropertyValue
args2(0).Name = "By"
args2(0).Value = 1
args2(1).Name = "Sel"
args2(1).Value = false

dispatcher.executeDispatch(document, ".uno:GoDownToEndOfData", "", 0, args2())

rem ----------------------------------------------------------------------
dim args3(1) as new com.sun.star.beans.PropertyValue
args3(0).Name = "By"
args3(0).Value = 1
args3(1).Name = "Sel"
args3(1).Value = false

dispatcher.executeDispatch(document, ".uno:GoDownToEndOfData", "", 0, args3())

rem ----------------------------------------------------------------------
dim args4(1) as new com.sun.star.beans.PropertyValue
args4(0).Name = "By"
args4(0).Value = 1
args4(1).Name = "Sel"
args4(1).Value = false

dispatcher.executeDispatch(document, ".uno:GoUp", "", 0, args4())

rem ----------------------------------------------------------------------
dim args5(0) as new com.sun.star.beans.PropertyValue
args5(0).Name = "By"
args5(0).Value = 1

dispatcher.executeDispatch(document, ".uno:GoRightSel", "", 0, args5())

rem ----------------------------------------------------------------------
dim args6(0) as new com.sun.star.beans.PropertyValue
args6(0).Name = "By"
args6(0).Value = 1

dispatcher.executeDispatch(document, ".uno:GoRightSel", "", 0, args6())

rem ----------------------------------------------------------------------
dim args7(0) as new com.sun.star.beans.PropertyValue
args7(0).Name = "By"
args7(0).Value = 1

dispatcher.executeDispatch(document, ".uno:GoRightSel", "", 0, args7())

rem ----------------------------------------------------------------------
dim args8(0) as new com.sun.star.beans.PropertyValue
args8(0).Name = "By"
args8(0).Value = 1

dispatcher.executeDispatch(document, ".uno:GoRightSel", "", 0, args8())

rem ----------------------------------------------------------------------
dim args9(0) as new com.sun.star.beans.PropertyValue
args9(0).Name = "By"
args9(0).Value = 1

dispatcher.executeDispatch(document, ".uno:GoRightSel", "", 0, args9())

rem ----------------------------------------------------------------------
dim args10(0) as new com.sun.star.beans.PropertyValue
args10(0).Name = "By"
args10(0).Value = 1

dispatcher.executeDispatch(document, ".uno:GoRightSel", "", 0, args10())

rem ----------------------------------------------------------------------
dim args11(0) as new com.sun.star.beans.PropertyValue
args11(0).Name = "By"
args11(0).Value = 1

dispatcher.executeDispatch(document, ".uno:GoRightSel", "", 0, args11())

rem ----------------------------------------------------------------------
dim args12(0) as new com.sun.star.beans.PropertyValue
args12(0).Name = "By"
args12(0).Value = 1

dispatcher.executeDispatch(document, ".uno:GoRightSel", "", 0, args12())

rem ----------------------------------------------------------------------
dispatcher.executeDispatch(document, ".uno:Cut", "", 0, Array())

rem ----------------------------------------------------------------------
dim args14(1) as new com.sun.star.beans.PropertyValue
args14(0).Name = "By"
args14(0).Value = 1
args14(1).Name = "Sel"
args14(1).Value = false

dispatcher.executeDispatch(document, ".uno:GoDown", "", 0, args14())

rem ----------------------------------------------------------------------
dim args15(0) as new com.sun.star.beans.PropertyValue
args15(0).Name = "By"
args15(0).Value = 1

dispatcher.executeDispatch(document, ".uno:GoRightSel", "", 0, args15())

rem ----------------------------------------------------------------------
dim args16(0) as new com.sun.star.beans.PropertyValue
args16(0).Name = "By"
args16(0).Value = 1

dispatcher.executeDispatch(document, ".uno:GoRightSel", "", 0, args16())

rem ----------------------------------------------------------------------
dim args17(0) as new com.sun.star.beans.PropertyValue
args17(0).Name = "By"
args17(0).Value = 1

dispatcher.executeDispatch(document, ".uno:GoRightSel", "", 0, args17())

rem ----------------------------------------------------------------------
dim args18(0) as new com.sun.star.beans.PropertyValue
args18(0).Name = "By"
args18(0).Value = 1

dispatcher.executeDispatch(document, ".uno:GoRightSel", "", 0, args18())

rem ----------------------------------------------------------------------
dim args19(0) as new com.sun.star.beans.PropertyValue
args19(0).Name = "By"
args19(0).Value = 1

dispatcher.executeDispatch(document, ".uno:GoRightSel", "", 0, args19())

rem ----------------------------------------------------------------------
dim args20(0) as new com.sun.star.beans.PropertyValue
args20(0).Name = "By"
args20(0).Value = 1

dispatcher.executeDispatch(document, ".uno:GoRightSel", "", 0, args20())

rem ----------------------------------------------------------------------
dim args21(0) as new com.sun.star.beans.PropertyValue
args21(0).Name = "By"
args21(0).Value = 1

dispatcher.executeDispatch(document, ".uno:GoRightSel", "", 0, args21())

rem ----------------------------------------------------------------------
dispatcher.executeDispatch(document, ".uno:Cut", "", 0, Array())

rem ----------------------------------------------------------------------
dim args23(1) as new com.sun.star.beans.PropertyValue
args23(0).Name = "By"
args23(0).Value = 1
args23(1).Name = "Sel"
args23(1).Value = false

dispatcher.executeDispatch(document, ".uno:GoUp", "", 0, args23())

rem ----------------------------------------------------------------------
dispatcher.executeDispatch(document, ".uno:Paste", "", 0, Array())

rem ----------------------------------------------------------------------
dim args25(0) as new com.sun.star.beans.PropertyValue
args25(0).Name = "Sel"
args25(0).Value = false

dispatcher.executeDispatch(document, ".uno:GoToStart", "", 0, args25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molov_Modu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